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55cm" fo:margin-bottom="0.106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style:font-size-asian="20pt"/>
    </style:style>
    <style:style style:name="T1" style:family="text">
      <style:text-properties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3" style:family="text">
      <style:text-properties fo:color="#40404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ff66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text-line-through-style="none" fo:font-family="'Trebuchet MS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副標題 2" presentation:style-name="pr1" draw:text-style-name="P2" draw:layer="layout" svg:width="15.657cm" svg:height="4.684cm" svg:x="4.094cm" svg:y="11.8cm" presentation:class="subtitle" presentation:user-transformed="true">
          <draw:text-box>
            <text:list text:style-name="L1">
              <text:list-item>
                <text:p text:style-name="P1"><text:span text:style-name="T1">變數</text:span></text:p>
              </text:list-item>
              <text:list-item>
                <text:p text:style-name="P1"><text:span text:style-name="T1">型別</text:span></text:p>
              </text:list-item>
              <text:list-item>
                <text:p text:style-name="P1"><text:span text:style-name="T1">運算式</text:span></text:p>
              </text:list-item>
              <text:list-item>
                <text:p text:style-name="P1"><text:span text:style-name="T1">敘述 </text:span><text:span text:style-name="T1">(</text:span><text:span text:style-name="T1">指令</text:span><text:span text:style-name="T1">)</text:span></text:p>
              </text:list-item>
              <text:list-item>
                <text:p text:style-name="P1"><text:span text:style-name="T1">輸出</text:span></text:p>
              </text:list-item>
            </text:list>
          </draw:text-box>
        </draw:frame>
        <draw:frame draw:name="標題 1" presentation:style-name="pr2" draw:text-style-name="P4" draw:layer="layout" svg:width="19.931cm" svg:height="4.98cm" svg:x="2.271cm" svg:y="8.701cm" presentation:class="title" presentation:user-transformed="true">
          <draw:text-box>
            <text:list text:style-name="L1">
              <text:list-item>
                <text:p text:style-name="P3"><text:span text:style-name="T2">Python </text:span><text:span text:style-name="T2">的世界</text:span><text:span text:style-name="T2">(</text:span><text:span text:style-name="T2">基礎篇</text:span><text:span text:style-name="T2">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從何開始?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list text:style-name="L1">
              <text:list-header>
                <text:p text:style-name="P5"><text:span text:style-name="T2">物件</text:span></text:p>
              </text:list-header>
            </text:list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Python </text:span><text:span text:style-name="T3">是物件導向的語言，它所面對</text:span><text:span text:style-name="T3"><text:line-break/></text:span><text:span text:style-name="T3"> 的一切，都是物件。</text:span></text:p>
                <text:list>
                  <text:list-item>
                    <text:p text:style-name="P7"><text:span text:style-name="T3">數字、文字、照片、歌曲、</text:span><text:span text:style-name="T3">.....</text:span></text:p>
                  </text:list-item>
                </text:list>
              </text:list-item>
              <text:list-item>
                <text:p text:style-name="P6"><text:span text:style-name="T3"><text:s/></text:span><text:span text:style-name="T3">每個物件通常會有一個名字</text:span></text:p>
                <text:list>
                  <text:list-item>
                    <text:p text:style-name="P7"><text:span text:style-name="T3">你家的小狗也有一個名字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每個物件都有一些特質</text:span></text:p>
                <text:list>
                  <text:list-item>
                    <text:p text:style-name="P7"><text:span text:style-name="T3">小花的毛是白色的</text:span></text:p>
                  </text:list-item>
                </text:list>
              </text:list-item>
              <text:list-item>
                <text:p text:style-name="P7"><text:span text:style-name="T3"><text:s text:c="2"/></text:span><text:span text:style-name="T3">每個物件都能從事某些行為</text:span><text:span text:style-name="T3">(</text:span><text:span text:style-name="T3">運算</text:span><text:span text:style-name="T3">)</text:span></text:p>
                <text:list>
                  <text:list-item>
                    <text:p text:style-name="P7"><text:span text:style-name="T3">小花想吃東西時會裝可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練習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物件的命名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在程式語言中，我們用變數</text:span><text:span text:style-name="T3">(variable)</text:span><text:span text:style-name="T3"><text:line-break/></text:span><text:span text:style-name="T3"> <text:s/></text:span><text:span text:style-name="T3">來為物件命名。</text:span></text:p>
                <text:list>
                  <text:list-item>
                    <text:p text:style-name="P7"><text:span text:style-name="T3">x = 3 <text:s text:c="6"/># </text:span><text:span text:style-name="T3">替物件 </text:span><text:span text:style-name="T3">3 </text:span><text:span text:style-name="T3">取個名字叫 </text:span><text:span text:style-name="T3">x</text:span></text:p>
                  </text:list-item>
                  <text:list-item>
                    <text:p text:style-name="P7"><text:span text:style-name="T3">等號是 </text:span><text:span text:style-name="T4">指派</text:span><text:span text:style-name="T3"> 的意思</text:span></text:p>
                  </text:list-item>
                  <text:list-item>
                    <text:p text:style-name="P7"><text:span text:style-name="T3">a = b + c * 2 <text:s text:c="2"/></text:span></text:p>
                  </text:list-item>
                  <text:list-item>
                    <text:p text:style-name="P7"><text:span text:style-name="T3">等號的右邊必須可以求出一個明確的值</text:span><text:span text:style-name="T3"><text:line-break/></text:span><text:span text:style-name="T3">，而且在指派之前會先完成。</text:span></text:p>
                  </text:list-item>
                  <text:list-item>
                    <text:p text:style-name="P7"><text:span text:style-name="T3">y = y +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物件的屬性與方法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每個物件都有對應的資料屬性</text:span><text:span text:style-name="T3">(attribute)</text:span><text:span text:style-name="T3"><text:line-break/></text:span><text:span text:style-name="T3"> </text:span><text:span text:style-name="T3">與操作方法</text:span><text:span text:style-name="T3">(method)</text:span></text:p>
                <text:list>
                  <text:list-item>
                    <text:p text:style-name="P7"><text:span text:style-name="T3">屬性：物件的特質</text:span><text:span text:style-name="T3"><text:line-break/></text:span><text:span text:style-name="T3">小白是花色，體重</text:span><text:span text:style-name="T3">6</text:span><text:span text:style-name="T3">公斤</text:span><text:span text:style-name="T3"><text:line-break/></text:span><text:span text:style-name="T3">a = 3 <text:s text:c="13"/># a </text:span><text:span text:style-name="T3">的值是 </text:span><text:span text:style-name="T3">3</text:span></text:p>
                  </text:list-item>
                  <text:list-item>
                    <text:p text:style-name="P7"><text:span text:style-name="T3">方法：物件的操作</text:span><text:span text:style-name="T3"><text:line-break/></text:span><text:span text:style-name="T3">鴨子會游泳、數字可以做四則運算</text:span><text:span text:style-name="T3"><text:line-break/></text:span><text:span text:style-name="T3">b = a // 2 <text:s text:c="6"/># a </text:span><text:span text:style-name="T3">可以做整數除法運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變數的命名規則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必須以字母或底線開頭</text:span></text:p>
              </text:list-item>
              <text:list-item>
                <text:p text:style-name="P6"><text:span text:style-name="T3"><text:s/></text:span><text:span text:style-name="T3">接著，可以是字母，數字，或底線</text:span></text:p>
              </text:list-item>
              <text:list-item>
                <text:p text:style-name="P6"><text:span text:style-name="T3"><text:s/></text:span><text:span text:style-name="T3">大小寫不同</text:span></text:p>
              </text:list-item>
              <text:list-item>
                <text:p text:style-name="P6"><text:span text:style-name="T3"><text:s/></text:span><text:span text:style-name="T3">不可使用保留字</text:span></text:p>
                <text:list>
                  <text:list-item>
                    <text:p text:style-name="P7"><text:span text:style-name="T3">保留字是 </text:span><text:span text:style-name="T3">python </text:span><text:span text:style-name="T3">已經定義好的字，</text:span><text:span text:style-name="T3"><text:line-break/></text:span><text:span text:style-name="T3">如 </text:span><text:span text:style-name="T3">if, for, ....</text:span></text:p>
                  </text:list-item>
                </text:list>
              </text:list-item>
              <text:list-item>
                <text:p text:style-name="P7"><text:span text:style-name="T3"><text:s text:c="2"/></text:span><text:span text:style-name="T3">命名風格</text:span></text:p>
                <text:list>
                  <text:list-item>
                    <text:p text:style-name="P7"><text:span text:style-name="T3">myDog</text:span></text:p>
                  </text:list-item>
                  <text:list-item>
                    <text:p text:style-name="P7"><text:span text:style-name="T3">my_d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變數的初始化與修改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Python </text:span><text:span text:style-name="T3">沒有宣告變數的語法，</text:span><text:span text:style-name="T3"><text:line-break/></text:span><text:span text:style-name="T3"> 第一次的指派就是初始化。</text:span><text:span text:style-name="T3"><text:line-break/></text:span><text:span text:style-name="T3"/></text:p>
                <text:list>
                  <text:list-item>
                    <text:p text:style-name="P7"><text:span text:style-name="T3">C </text:span><text:span text:style-name="T3">語言</text:span><text:span text:style-name="T3"><text:line-break/></text:span><text:span text:style-name="T3"> </text:span><text:span text:style-name="T3">int x;</text:span><text:span text:style-name="T3"><text:line-break/></text:span><text:span text:style-name="T3"> <text:s/>x = 3;</text:span></text:p>
                  </text:list-item>
                  <text:list-item>
                    <text:p text:style-name="P7"><text:span text:style-name="T3">Python </text:span><text:span text:style-name="T3">語言</text:span><text:span text:style-name="T3"><text:line-break/></text:span><text:span text:style-name="T3"> </text:span><text:span text:style-name="T3">x = 3 <text:s text:c="7"/># </text:span><text:span text:style-name="T3">宣告並給初值</text:span><text:span text:style-name="T3"><text:line-break/></text:span><text:span text:style-name="T3"> </text:span><text:span text:style-name="T3">x = 6 <text:s text:c="7"/># </text:span><text:span text:style-name="T3">改變 </text:span><text:span text:style-name="T3">x </text:span><text:span text:style-name="T3">的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練習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4-7</text:span><text:span text:style-name="T3">頁</text:span></text:p>
              </text:list-item>
              <text:list-item>
                <text:p text:style-name="P6"><text:span text:style-name="T3"><text:s/></text:span><text:span text:style-name="T3">4-11</text:span><text:span text:style-name="T3">頁</text:span></text:p>
              </text:list-item>
              <text:list-item>
                <text:p text:style-name="P6"><text:span text:style-name="T3"><text:s/></text:span><text:span text:style-name="T3">4-12</text:span><text:span text:style-name="T3">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物件的型別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電腦只認識 </text:span><text:span text:style-name="T3">0</text:span><text:span text:style-name="T3">與</text:span><text:span text:style-name="T3">1</text:span></text:p>
              </text:list-item>
              <text:list-item>
                <text:p text:style-name="P6"><text:span text:style-name="T3"><text:s/></text:span><text:span text:style-name="T3">我們將</text:span><text:span text:style-name="T3">0 </text:span><text:span text:style-name="T3">與</text:span><text:span text:style-name="T3">1</text:span><text:span text:style-name="T3">組合，並解讀為各種資料</text:span></text:p>
                <text:list>
                  <text:list-item>
                    <text:p text:style-name="P7"><text:span text:style-name="T3">1000001 ==&gt; </text:span><text:span text:style-name="T3">解讀為整數 </text:span><text:span text:style-name="T3">65</text:span></text:p>
                  </text:list-item>
                  <text:list-item>
                    <text:p text:style-name="P7"><text:span text:style-name="T3">1000001 ==&gt; </text:span><text:span text:style-name="T3">解讀為字串 </text:span><text:span text:style-name="T3">'A'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在資訊領域，我們大體上將資料歸類為</text:span><text:span text:style-name="T3"><text:line-break/></text:span><text:span text:style-name="T3"> <text:s/>數種型別：整數、實數、文字，</text:span><text:span text:style-name="T3">...</text:span><text:span text:style-name="T3">等</text:span></text:p>
              </text:list-item>
              <text:list-item>
                <text:p text:style-name="P7"><text:span text:style-name="T3"><text:s/></text:span><text:span text:style-name="T3">各種型別的物件，有各自的屬性</text:span><text:span text:style-name="T3">(</text:span><text:span text:style-name="T3">資料值</text:span><text:span text:style-name="T3">)</text:span><text:span text:style-name="T3"><text:line-break/></text:span><text:span text:style-name="T3"> <text:s/></text:span><text:span text:style-name="T3">，以及操作該物件的方法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Python</text:span><text:span text:style-name="T2">的基本型別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整數 <text:s/></text:span><text:span text:style-name="T3">int <text:s text:c="11"/>(3,87,-5,....)</text:span></text:p>
              </text:list-item>
              <text:list-item>
                <text:p text:style-name="P6"><text:span text:style-name="T3"><text:s/></text:span><text:span text:style-name="T3">浮點數 <text:s text:c="2"/></text:span><text:span text:style-name="T3">float <text:s text:c="4"/>(2.6, 3e-7,-0.5,....)</text:span></text:p>
              </text:list-item>
              <text:list-item>
                <text:p text:style-name="P6"><text:span text:style-name="T3"><text:s/></text:span><text:span text:style-name="T3">布林 <text:s text:c="3"/></text:span><text:span text:style-name="T3">bool <text:s text:c="7"/>(True, False)</text:span></text:p>
              </text:list-item>
              <text:list-item>
                <text:p text:style-name="P6"><text:span text:style-name="T3"><text:s/></text:span><text:span text:style-name="T3">字串 <text:s text:c="4"/></text:span><text:span text:style-name="T3">str <text:s text:c="9"/>('John', 'abcd','xYZ',....)</text:span></text:p>
              </text:list-item>
              <text:list-item>
                <text:p text:style-name="P6"><text:span text:style-name="T3"><text:s/></text:span><text:span text:style-name="T3">無值物件 <text:s text:c="2"/></text:span><text:span text:style-name="T3">None <text:s text:c="4"/>(No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練習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5-4</text:span><text:span text:style-name="T3">頁</text:span></text:p>
              </text:list-item>
              <text:list-item>
                <text:p text:style-name="P6"><text:span text:style-name="T3"><text:s/></text:span><text:span text:style-name="T3">5-5</text:span><text:span text:style-name="T3">頁</text:span></text:p>
              </text:list-item>
              <text:list-item>
                <text:p text:style-name="P6"><text:span text:style-name="T3"><text:s/></text:span><text:span text:style-name="T3">5-6</text:span><text:span text:style-name="T3">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Python </text:span><text:span text:style-name="T2">的基本運算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程式裡的每</text:span><text:span text:style-name="T4">一行</text:span><text:span text:style-name="T3">程式碼，稱為一個</text:span><text:span text:style-name="T3"><text:line-break/></text:span><text:span text:style-name="T3"> <text:s/>敘述</text:span><text:span text:style-name="T3">(statement)</text:span><text:span text:style-name="T3">，或是指令</text:span><text:span text:style-name="T3">(instruction)</text:span></text:p>
              </text:list-item>
              <text:list-item>
                <text:p text:style-name="P6"><text:span text:style-name="T3"><text:s/></text:span><text:span text:style-name="T3">如果某段程式碼的執行結果，最終可以</text:span><text:span text:style-name="T3"><text:line-break/></text:span><text:span text:style-name="T3"> <text:s/>簡化為一個値，則稱為運算式</text:span><text:span text:style-name="T3">(expression)</text:span></text:p>
              </text:list-item>
              <text:list-item>
                <text:p text:style-name="P6"><text:span text:style-name="T3"><text:s/></text:span><text:span text:style-name="T3">觀念驗證 </text:span><text:span text:style-name="T3">5.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型別轉換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如何知道物件的型別</text:span><text:span text:style-name="T3">?</text:span></text:p>
                <text:list>
                  <text:list-item>
                    <text:p text:style-name="P7"><text:span text:style-name="T3">本來就知道：</text:span><text:span text:style-name="T3">2, 'lkk', 3.14</text:span></text:p>
                  </text:list-item>
                  <text:list-item>
                    <text:p text:style-name="P7"><text:span text:style-name="T3">請教 </text:span><text:span text:style-name="T3">type </text:span><text:span text:style-name="T3">函式：</text:span><text:span text:style-name="T3"><text:line-break/></text:span><text:span text:style-name="T3">type('hello') ==&gt; &lt;class 'str'&gt;</text:span><text:span text:style-name="T3"><text:line-break/></text:span><text:span text:style-name="T3">type(5+3) ==&gt; &lt;class 'int'&gt;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型別名稱也是轉換函式</text:span></text:p>
                <text:list>
                  <text:list-item>
                    <text:p text:style-name="P7"><text:span text:style-name="T3">float(4) ==&gt; 4.0</text:span></text:p>
                  </text:list-item>
                  <text:list-item>
                    <text:p text:style-name="P7"><text:span text:style-name="T3">Str(2.1) ==&gt; '2.1'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觀念驗證 <text:s text:c="2"/></text:span><text:span text:style-name="T3">5.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數值物件的運算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基本上，數值運算包括四則運算：</text:span><text:span text:style-name="T3"><text:line-break/></text:span><text:span text:style-name="T3"> <text:s/>數</text:span><text:span text:style-name="T3">(</text:span><text:span text:style-name="T3">整數或實數</text:span><text:span text:style-name="T3">) <text:s/></text:span><text:span text:style-name="T4">運算</text:span><text:span text:style-name="T3"> <text:s/>數</text:span><text:span text:style-name="T3">(</text:span><text:span text:style-name="T3">整數或實數</text:span><text:span text:style-name="T3">)</text:span></text:p>
              </text:list-item>
              <text:list-item>
                <text:p text:style-name="P6"><text:span text:style-name="T3"><text:s text:c="2"/></text:span><text:span text:style-name="T3">參考表 </text:span><text:span text:style-name="T3">5-1</text:span></text:p>
              </text:list-item>
              <text:list-item>
                <text:p text:style-name="P6"><text:span text:style-name="T3"><text:s/></text:span><text:span text:style-name="T3">三種運算需要注意：</text:span></text:p>
                <text:list>
                  <text:list-item>
                    <text:p text:style-name="P7"><text:span text:style-name="T3"><text:s/></text:span><text:span text:style-name="T3">% <text:s text:c="2"/></text:span><text:span text:style-name="T3">求餘數運算 </text:span><text:span text:style-name="T3">: <text:s/>7 % 2 ==&gt; 1</text:span></text:p>
                  </text:list-item>
                  <text:list-item>
                    <text:p text:style-name="P7"><text:span text:style-name="T3"><text:s/></text:span><text:span text:style-name="T3">** <text:s text:c="2"/></text:span><text:span text:style-name="T3">次方運算 <text:s/></text:span><text:span text:style-name="T3">: <text:s/>2 ** 3 ==&gt; 8</text:span></text:p>
                  </text:list-item>
                  <text:list-item>
                    <text:p text:style-name="P7"><text:span text:style-name="T3"><text:s/></text:span><text:span text:style-name="T3">// <text:s text:c="2"/></text:span><text:span text:style-name="T3">整數的封閉運算 <text:s/></text:span><text:span text:style-name="T3">: <text:s/>5 // 2 ==&gt; 2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觀念驗證 </text:span><text:span text:style-name="T3">5.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輸出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Python </text:span><text:span text:style-name="T3">的輸出，是由 </text:span><text:span text:style-name="T3">print </text:span><text:span text:style-name="T3">函式負責</text:span></text:p>
                <text:list>
                  <text:list-item>
                    <text:p text:style-name="P7"><text:span text:style-name="T3">print('hello world!')</text:span></text:p>
                  </text:list-item>
                  <text:list-item>
                    <text:p text:style-name="P7"><text:span text:style-name="T3">name = 'john'</text:span><text:span text:style-name="T3"><text:line-break/></text:span><text:span text:style-name="T3">print('hi,', name)</text:span></text:p>
                  </text:list-item>
                  <text:list-item>
                    <text:p text:style-name="P7"><text:span text:style-name="T3">a = 1</text:span><text:span text:style-name="T3"><text:line-break/></text:span><text:span text:style-name="T3">b = 2</text:span><text:span text:style-name="T3"><text:line-break/></text:span><text:span text:style-name="T3">print(a,b,a+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 presentation:presentation-page-layout-name="AL2T11">
        <draw:frame draw:name="標題 1" presentation:style-name="pr4" draw:text-style-name="P4" draw:layer="layout" svg:width="18.089cm" svg:height="3.174cm" svg:x="3.099cm" svg:y="0.524cm" presentation:class="title" presentation:user-transformed="true">
          <draw:text-box>
            <text:p text:style-name="P5"><text:span text:style-name="T2">程式實例</text:span><text:span text:style-name="T2"><text:line-break/></text:span><text:span text:style-name="T5">從分鐘數轉換成幾小時幾分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任務：給我們一個整數</text:span><text:span text:style-name="T3">(</text:span><text:span text:style-name="T3">代表分鐘</text:span><text:span text:style-name="T3">)</text:span><text:span text:style-name="T3">，</text:span><text:span text:style-name="T3"><text:line-break/></text:span><text:span text:style-name="T3"> <text:s text:c="11"/>我們要輸出 <text:s/></text:span><text:span text:style-name="T3">XX </text:span><text:span text:style-name="T3">小時，</text:span><text:span text:style-name="T3">YY </text:span><text:span text:style-name="T3">分鐘</text:span></text:p>
              </text:list-item>
              <text:list-item>
                <text:p text:style-name="P6"><text:span text:style-name="T3"><text:s text:c="2"/></text:span><text:span text:style-name="T3">分析問題：</text:span></text:p>
                <text:list>
                  <text:list-item>
                    <text:p text:style-name="P7"><text:span text:style-name="T3">輸入</text:span><text:span text:style-name="T3">__</text:span><text:span text:style-name="T3">一整數 </text:span><text:span text:style-name="T3">(</text:span><text:span text:style-name="T3">先以指定敘述代替</text:span><text:span text:style-name="T3">)</text:span></text:p>
                  </text:list-item>
                  <text:list-item>
                    <text:p text:style-name="P7"><text:span text:style-name="T3">輸出</text:span><text:span text:style-name="T3">__ <text:s/>hours = xx, minutes = yy</text:span></text:p>
                  </text:list-item>
                  <text:list-item>
                    <text:p text:style-name="P7"><text:span text:style-name="T3">如何求得小時數</text:span><text:span text:style-name="T3">? == </text:span><text:span text:style-name="T3">整數除法</text:span></text:p>
                  </text:list-item>
                  <text:list-item>
                    <text:p text:style-name="P7"><text:span text:style-name="T3">如何求得分鐘數</text:span><text:span text:style-name="T3">? == </text:span><text:span text:style-name="T3">取餘數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程式 </text:span><text:span text:style-name="T3">converTime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11">
        <draw:frame draw:name="標題 1" presentation:style-name="pr4" draw:text-style-name="P4" draw:layer="layout" svg:width="20.04cm" svg:height="3.174cm" svg:x="3.16cm" svg:y="0.524cm" presentation:class="title" presentation:user-transformed="true">
          <draw:text-box>
            <text:p text:style-name="P5"><text:span text:style-name="T2">作業</text:span><text:span text:style-name="T2"><text:line-break/></text:span><text:span text:style-name="T5">從金額數轉換成各面值的數量</text:span></text:p>
          </draw:text-box>
        </draw:frame>
        <draw:frame draw:name="內容版面配置區 2" presentation:style-name="pr5" draw:text-style-name="P4" draw:layer="layout" svg:width="20.401cm" svg:height="12.8cm" svg:x="3.299cm" svg:y="4.92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任務：給我們一個整數</text:span><text:span text:style-name="T3">(</text:span><text:span text:style-name="T3">代表金額</text:span><text:span text:style-name="T3">)</text:span><text:span text:style-name="T3">，</text:span><text:span text:style-name="T3"><text:line-break/></text:span><text:span text:style-name="T3"> <text:s text:c="11"/>我們要輸出 <text:s/>千元鈔 </text:span><text:span text:style-name="T3">x </text:span><text:span text:style-name="T3">張</text:span><text:span text:style-name="T3"><text:line-break/></text:span><text:span text:style-name="T3"> <text:s text:c="30"/>百元鈔 </text:span><text:span text:style-name="T3">y </text:span><text:span text:style-name="T3">張</text:span><text:span text:style-name="T3"><text:line-break/></text:span><text:span text:style-name="T3"> <text:s text:c="30"/>拾圓幣 </text:span><text:span text:style-name="T3">z </text:span><text:span text:style-name="T3">枚</text:span><text:span text:style-name="T3"><text:line-break/></text:span><text:span text:style-name="T3"/></text:p>
                <text:list>
                  <text:list-item>
                    <text:p text:style-name="P7"><text:span text:style-name="T3"><text:s text:c="2"/></text:span><text:span text:style-name="T3">輸入金額暫以指定敘述代替</text:span></text:p>
                  </text:list-item>
                  <text:list-item>
                    <text:p text:style-name="P7"><text:span text:style-name="T3"><text:s text:c="2"/></text:span><text:span text:style-name="T3">輸出不需要用中文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b4dcfa" draw:end-color="#ffffff" draw:start-intensity="100%" draw:end-intensity="100%" draw:angle="900" draw:border="0%"/>
    <draw:gradient draw:name="Gradient_20_8" draw:display-name="Gradient 8" draw:style="linear" draw:start-color="#ffffff" draw:end-color="#ffffff" draw:start-intensity="100%" draw:end-intensity="100%" draw:angle="0" draw:border="0%"/>
    <draw:gradient draw:name="Gradient_20_9" draw:display-name="Gradient 9" draw:style="ellipsoid" draw:cx="50%" draw:cy="50%" draw:start-color="#ffffff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gradient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Mang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gradient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Mang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55cm" fo:margin-bottom="0.106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106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27cm" fo:margin-bottom="0.106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106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98cm" fo:margin-bottom="0.106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'Trebuchet MS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5" style:family="text">
      <style:text-properties fo:color="#404040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*">
        <style:list-level-properties text:space-before="0.509cm" text:min-label-width="1.269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*">
        <style:list-level-properties text:space-before="3.354cm" text:min-label-width="0.507cm"/>
        <style:text-properties fo:font-family="Georgia" style:font-family-generic="roman" fo:color="#c3260c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0" draw:style-name="Mgr3" draw:text-style-name="MP3" draw:layer="backgroundobjects" svg:width="25.399cm" svg:height="8.308cm" svg:x="0cm" svg:y="10.741cm">
        <text:p/>
        <draw:enhanced-geometry svg:viewBox="0 0 21600 21600" draw:type="rectangle" draw:enhanced-path="M 0 0 L 21600 0 21600 21600 0 21600 0 0 Z N"/>
      </draw:custom-shape>
      <draw:custom-shape draw:name="Rectangle 11" draw:style-name="Mgr3" draw:text-style-name="MP3" draw:layer="backgroundobjects" svg:width="25.399cm" svg:height="10.74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4" draw:text-style-name="MP3" draw:layer="backgroundobjects" svg:width="25.399cm" svg:height="6.349cm" svg:x="0cm" svg:y="7.368cm">
        <text:p/>
        <draw:enhanced-geometry svg:viewBox="0 0 21600 21600" draw:type="rectangle" draw:enhanced-path="M 0 0 L 21600 0 21600 21600 0 21600 0 0 Z N"/>
      </draw:custom-shape>
      <draw:custom-shape draw:name="Oval 13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1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9-05-29">5/29/19</text:date></text:span></text:p>
        </draw:text-box>
      </draw:frame>
      <draw:frame draw:name="Footer Placeholder 4" presentation:style-name="Mpr1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&lt;編號&gt;</text:page-number></text:span></text:p>
        </draw:text-box>
      </draw:frame>
      <draw:frame draw:name="Title 1" presentation:style-name="Mpr2" draw:text-style-name="MP3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8"><text:span text:style-name="MT3">請按一下滑鼠，編輯標題文的格式。按一下以編輯母片標題樣式</text:span></text:p>
            </text:list-item>
          </text:list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5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9-05-29">5/29/19</text:date></text:span></text:p>
        </draw:text-box>
      </draw:frame>
      <draw:frame draw:name="Footer Placeholder 4" presentation:style-name="Mpr5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&lt;編號&gt;</text:page-number></text:span></text:p>
        </draw:text-box>
      </draw:frame>
      <draw:frame draw:name="Title 7" presentation:style-name="Mpr6" draw:text-style-name="MP3" draw:layer="backgroundobjects" svg:width="18.089cm" svg:height="3.174cm" svg:x="4.981cm" svg:y="12.145cm" presentation:class="title" presentation:user-transformed="true">
        <draw:text-box>
          <text:list text:style-name="ML4">
            <text:list-item>
              <text:p text:style-name="MP8"><text:span text:style-name="MT4">請按一下滑鼠，編輯標題文的格式。按一下以編輯母片標題樣式</text:span></text:p>
            </text:list-item>
          </text:list>
        </draw:text-box>
      </draw:frame>
      <draw:frame draw:name="Content Placeholder 9" presentation:style-name="Mpr7" draw:text-style-name="MP3" draw:layer="backgroundobjects" svg:width="17.779cm" svg:height="9.651cm" svg:x="3.175cm" svg:y="2.032cm" presentation:class="outline" presentation:user-transformed="true">
        <draw:text-box>
          <text:list text:style-name="ML5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第九個大綱層次按一下以編輯母片文字樣式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6">第二層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5-29T22:03:56.46</dc:date>
    <dc:creator>michael lyuee</dc:creator>
    <meta:generator>OpenOffice/4.1.5$Win32 OpenOffice.org_project/415m1$Build-9789</meta:generator>
    <meta:editing-duration>PT7H22M19S</meta:editing-duration>
    <meta:editing-cycles>6</meta:editing-cycles>
    <meta:document-statistic meta:object-count="108"/>
  </office:meta>
</office:document-meta>
</file>